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style:text-autospace="none" fo:margin-bottom="0in" fo:line-height="0.0006in"/>
      <style:text-properties style:font-name="Times New Roman" fo:font-size="12pt" style:font-size-asian="12pt" style:font-size-complex="12pt"/>
    </style:style>
    <style:style style:name="P2" style:parent-style-name="Standard" style:family="paragraph">
      <style:paragraph-properties fo:widows="0" fo:orphans="0" style:text-autospace="none" fo:text-align="center" fo:margin-bottom="0in" fo:line-height="100%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" style:parent-style-name="Standard" style:family="paragraph">
      <style:paragraph-properties fo:widows="0" fo:orphans="0" style:text-autospace="none" fo:margin-bottom="0in" fo:line-height="0.252in"/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Normal" style:family="paragraph">
      <style:text-properties fo:font-weight="bold" style:font-weight-asian="bold" fo:color="#FF0000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2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3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4" style:parent-style-name="Normal" style:family="paragraph">
      <style:text-properties fo:font-weight="bold" style:font-weight-asian="bold" fo:color="#FF0000"/>
    </style:style>
    <style:style style:name="P15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6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7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8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9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0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1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2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5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6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" style:parent-style-name="Standard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" style:parent-style-name="Standard" style:family="paragraph">
      <style:paragraph-properties fo:widows="0" fo:orphans="0" style:text-autospace="none" fo:margin-bottom="0in" fo:line-height="0.1388in"/>
      <style:text-properties style:font-name="Arial" style:font-name-complex="Arial" fo:color="#FF0000" fo:font-size="12pt" style:font-size-asian="12pt" style:font-size-complex="12pt"/>
    </style:style>
  </office:automatic-styles>
  <office:body>
    <office:text text:use-soft-page-breaks="true">
      <text:p text:style-name="P1"/>
      <text:p text:style-name="P2">Criterion A: Planning</text:p>
      <text:p text:style-name="P3"/>
      <text:p text:style-name="P4"/>
      <text:h text:style-name="Heading3" text:outline-level="3">Scenario:</text:h>
      <text:p text:style-name="Normal">Describe the<text:s/><text:span text:style-name="T5">client</text:span>,<text:s/><text:span text:style-name="T6">advisor</text:span>, and<text:s/><text:span text:style-name="T7">scenario/problem that the client wants solved</text:span>. Include direct consultation evidence here with specific statements<text:s/>made by the client, and reference to the Appendix for more detailed evidence like transcripts of conversations. You should have many conversations and document all of them in the appendix.</text:p>
      <text:p text:style-name="Normal"/>
      <text:p text:style-name="P8">This must be a real life client with a real need. Don't invent fake clients or "give" your client the app that you want to build.<text:s/>Don't make apps that already exist (Tetris, Calendar, etc.)</text:p>
      <text:p text:style-name="Normal"/>
      <text:h text:style-name="Heading3" text:outline-level="3">Rationale:</text:h>
      <text:p text:style-name="Normal">Describe reasons why your solution is good/appropriate for the client (why the app you created is appropriate, such as "I created an Android app because the client needed a mobile<text:s/>solution to use on-the-go"), why the software/libraries you chose are appropriate,<text:s/><text:span text:style-name="T9">AND</text:span><text:s/>reasons why the project is a good IA project for you.</text:p>
      <text:p text:style-name="Normal"/>
      <text:h text:style-name="Heading3" text:outline-level="3">Success Criteria:</text:h>
      <text:p text:style-name="Normal">List at least 7<text:s/><text:span text:style-name="T10">detailed, specific, measurable</text:span><text:s/>criteria of how you will know the project is a success and meets the client's requirements. Think full detailed sentences, not 5-10 words. They should be substantial, specific, and TESTABLE. <text:s/>If they are not, your scores could go down for sections A, B (test plan part), and E (evaluation of criteria).</text:p>
      <text:p text:style-name="Normal"/>
      <text:p text:style-name="Normal"/>
      <text:p text:style-name="Normal">Goal is to put about 400-500 words in this document, and you don't have to include the success criteria in this word count (put them in a bullet list or table)</text:p>
      <text:p text:style-name="P11"/>
      <text:p text:style-name="P12"/>
      <text:p text:style-name="P13"/>
      <text:p text:style-name="P14">If you're missing any of these items, or if items are very brief, you'll likely lose a whole<text:s/>point for each (out of 6 total).<text:s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style:font-size-complex="10.5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2" style:display-name="WW8Num1z2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4F81BD" style:font-size-complex="10.5pt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Parker, Cameron    SHS - Staff</dc:creator>
    <meta:creation-date>2011-02-06T11:20:00Z</meta:creation-date>
    <dc:date>2018-09-10T18:33:00Z</dc:date>
    <meta:template xlink:href="Normal.dotm" xlink:type="simple"/>
    <meta:editing-cycles>20</meta:editing-cycles>
    <meta:editing-duration>PT2760S</meta:editing-duration>
    <meta:document-statistic meta:page-count="1" meta:paragraph-count="3" meta:word-count="235" meta:character-count="1573" meta:row-count="11" meta:non-whitespace-character-count="1341"/>
  </office:meta>
</office:document-meta>
</file>